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polyline draw:style-name="gr2" draw:layer="layout" svg:width="0.49cm" svg:height="0.45cm" svg:x="0.255cm" svg:y="0.775cm" svg:viewBox="0 0 491 451" draw:points="0,200 0,0 245,0 245,451 491,451 491,250">
            <text:p/>
          </draw:polyline>
          <draw:line draw:style-name="gr3" draw:layer="layout" svg:x1="0.5cm" svg:y1="0.5cm" svg:x2="0.5cm" svg:y2="0cm">
            <text:p/>
          </draw:line>
          <draw:line draw:style-name="gr3" draw:layer="layout" svg:x1="0.5cm" svg:y1="1.5cm" svg:x2="0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Square Wave</dc:title>
    <meta:creation-date>2011-02-07T17:11:3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